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Linienende_20_1" draw:marker-start-width="2mm" draw:marker-start-center="false" draw:fill="solid" draw:fill-color="#ffffc0" draw:auto-grow-height="tru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search-criteria-must-apply-to-whole-cell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office:annotation draw:style-name="gr1" draw:text-style-name="P1" svg:width="28.99mm" svg:height="5.96mm" svg:x="51.15mm" svg:y="0mm" draw:caption-point-x="-6.1mm" draw:caption-point-y="4.42mm">
              <dc:date>2012-08-25T00:00:00</dc:date>
              <text:p text:style-name="P1">My comment</text:p>
            </office:annotation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.00.0000</text:date>, <text:time style:data-style-name="N2" text:time-value="0000-00-00T07:30:56.8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5T07:28:42.44</meta:creation-date>
    <dc:date>2012-08-25T07:31:24.24</dc:date>
    <meta:editing-duration>P0D</meta:editing-duration>
    <meta:editing-cycles>1</meta:editing-cycles>
    <meta:generator>LibreOffice/3.6$Windows_x86 LibreOffice_project/e29a214-2bbed72-0621de6-a97528c-8f066d</meta:generator>
    <meta:document-statistic meta:table-count="1" meta:cell-count="21" meta:object-count="0"/>
  </office:meta>
</office:document-meta>
</file>